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T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Fonteparág.padrão" style:family="text">
      <style:text-properties fo:font-size="14pt" style:font-size-asian="14pt" style:font-size-complex="14p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P25" style:parent-style-name="Standard" style:list-style-name="LFO2" style:family="paragraph"/>
    <style:style style:name="P26" style:parent-style-name="Standard" style:list-style-name="LFO2" style:family="paragraph"/>
    <style:style style:name="P27" style:parent-style-name="Standard" style:list-style-name="LFO2" style:family="paragraph"/>
  </office:automatic-styles>
  <office:body>
    <office:text text:use-soft-page-breaks="true">
      <text:p text:style-name="P1">UNIVATES – Programação de Aplicações - 2016A</text:p>
      <text:p text:style-name="P2">Prof.: Fabrício Pretto</text:p>
      <text:p text:style-name="P3">Autor: Leandro Schlosser Acosta</text:p>
      <text:p text:style-name="Standard"/>
      <text:p text:style-name="Standard"><text:span text:style-name="T4">Sistema:</text:span><text:span text:style-name="T5"><text:s/>Clínica Feliz</text:span></text:p>
      <text:p text:style-name="Standard"/>
      <text:p text:style-name="Standard"/>
      <text:p text:style-name="P6">Requisitos Funcionais</text:p>
      <text:p text:style-name="P7"/>
      <text:list text:style-name="LFO1" text:continue-numbering="true">
        <text:list-item>
          <text:p text:style-name="P8">Agendar/desagendar consultas;</text:p>
        </text:list-item>
        <text:list-item>
          <text:p text:style-name="P9">Manter um cadastro de pacientes;</text:p>
        </text:list-item>
        <text:list-item>
          <text:p text:style-name="P10">Controlar as medicações prescritas;</text:p>
        </text:list-item>
        <text:list-item>
          <text:p text:style-name="P11">Registrar pagamento das consultas;</text:p>
        </text:list-item>
        <text:list-item>
          <text:p text:style-name="P12">Guardar informações sobre os médicos da clínica: Nome do<text:s/>médico, CPF, RG, CRM;</text:p>
        </text:list-item>
        <text:list-item>
          <text:p text:style-name="P13">Permitir o cadastro de usuários do sistema.</text:p>
        </text:list-item>
        <text:list-item>
          <text:p text:style-name="P14">Gerar relatórios de atendimentos<text:s/>por data.</text:p>
        </text:list-item>
        <text:list-item>
          <text:p text:style-name="P15">Manter prontuário dos pacientes.</text:p>
        </text:list-item>
        <text:list-item>
          <text:p text:style-name="P16">Possibilitar prescrições<text:s/>de<text:s/>medicamentos.</text:p>
        </text:list-item>
        <text:list-item>
          <text:p text:style-name="P17">Manter descrição do exame físico.</text:p>
        </text:list-item>
        <text:list-item>
          <text:p text:style-name="P18">Possibilitar<text:s/>seleção de doença para atendimento</text:p>
        </text:list-item>
      </text:list>
      <text:p text:style-name="Standard"/>
      <text:p text:style-name="P19">Requisitos Não-Funcionais</text:p>
      <text:p text:style-name="P20"/>
      <text:list text:style-name="LFO2" text:continue-numbering="true">
        <text:list-item>
          <text:p text:style-name="P21">Utilizar linguagem Java</text:p>
        </text:list-item>
        <text:list-item>
          <text:p text:style-name="P22">Utilizar banco de dados PostgreSQL</text:p>
        </text:list-item>
        <text:list-item>
          <text:p text:style-name="P23">Implementar a solução por meio de uma interface gráfica simples e de fácil interação</text:p>
        </text:list-item>
        <text:list-item>
          <text:p text:style-name="P24">Gerar relatórios através da biblioteca JasperReports</text:p>
        </text:list-item>
        <text:list-item>
          <text:p text:style-name="P25">Exportar relatórios para formato PDF</text:p>
        </text:list-item>
        <text:list-item>
          <text:p text:style-name="P26">Permitir geração de backup de dados</text:p>
        </text:list-item>
        <text:list-item>
          <text:p text:style-name="P27">Validar campos como: data, cpf, cnpj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andro</dc:creator>
    <meta:creation-date>2016-03-01T19:29:00Z</meta:creation-date>
    <dc:date>2016-06-14T20:35:00Z</dc:date>
    <meta:template xlink:href="Normal" xlink:type="simple"/>
    <meta:editing-cycles>2</meta:editing-cycles>
    <meta:editing-duration>PT1560S</meta:editing-duration>
    <meta:document-statistic meta:page-count="1" meta:paragraph-count="1" meta:word-count="147" meta:character-count="940" meta:row-count="6" meta:non-whitespace-character-count="794"/>
  </office:meta>
</office:document-meta>
</file>